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Builder.extractValue( Node parentNod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uilder.extractChildNode( Node parentNod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uilder.extractLogicNodes( Node par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uilder.build( Node 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reeBuilder.createLess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heckChildsNumber( Node node , int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uilder.createConjunction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reateOrderBy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uilder.createOrderByElement( ASTOrderByField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Builder.createL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reateLimit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uilder.build( String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Builder.createG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reateSelection( ASTStart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Builder.createEquality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reateGreate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createIdentifier( Node parentNode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Builder.createValue( Node parentNod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uilder.createIn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Builder.createLik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uilder.extractChildNode( Node parentNode , int index , Class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uilder.createDisjunction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